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text-properties officeooo:rsid="0017e674" officeooo:paragraph-rsid="0017e674"/>
    </style:style>
    <style:style style:name="P3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rsid="0017e674" officeooo:paragraph-rsid="0017fb1e"/>
    </style:style>
    <style:style style:name="P4" style:family="paragraph" style:parent-style-name="Standard" style:list-style-name="L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rsid="0017fb1e" officeooo:paragraph-rsid="0017fb1e"/>
    </style:style>
    <style:style style:name="P5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rsid="0017fb1e" officeooo:paragraph-rsid="0017fb1e"/>
    </style:style>
    <style:style style:name="P6" style:family="paragraph" style:parent-style-name="Standard" style:list-style-name="L2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rsid="0018e8bc" officeooo:paragraph-rsid="0018e8bc"/>
    </style:style>
    <style:style style:name="P7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18e8bc"/>
    </style:style>
    <style:style style:name="P8" style:family="paragraph" style:parent-style-name="Standard" style:list-style-name="L2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1a5166"/>
    </style:style>
    <style:style style:name="P9" style:family="paragraph" style:parent-style-name="Standard" style:list-style-name="L6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1f148e"/>
    </style:style>
    <style:style style:name="P10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1f148e"/>
    </style:style>
    <style:style style:name="P11" style:family="paragraph" style:parent-style-name="Standard" style:list-style-name="L2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rsid="001a5166" officeooo:paragraph-rsid="001a5166"/>
    </style:style>
    <style:style style:name="P12" style:family="paragraph" style:parent-style-name="Standard" style:list-style-name="L2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rsid="001b5d52" officeooo:paragraph-rsid="001b5d52"/>
    </style:style>
    <style:style style:name="P13" style:family="paragraph" style:parent-style-name="Standard" style:list-style-name="L2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rsid="001b8f6b" officeooo:paragraph-rsid="001b8f6b"/>
    </style:style>
    <style:style style:name="P14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rsid="001b8f6b" officeooo:paragraph-rsid="001b8f6b"/>
    </style:style>
    <style:style style:name="P15" style:family="paragraph" style:parent-style-name="Standard" style:list-style-name="L2">
      <style:paragraph-properties>
        <style:tab-stops>
          <style:tab-stop style:position="17cm" style:type="right" style:leader-style="dotted" style:leader-text="."/>
        </style:tab-stops>
      </style:paragraph-properties>
      <style:text-properties fo:language="fr" fo:country="BE" officeooo:rsid="001b8f6b" officeooo:paragraph-rsid="001b8f6b"/>
    </style:style>
    <style:style style:name="P16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rsid="001cfff4" officeooo:paragraph-rsid="001cfff4"/>
    </style:style>
    <style:style style:name="P17" style:family="paragraph" style:parent-style-name="Standard" style:list-style-name="L3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rsid="001cfff4" officeooo:paragraph-rsid="001cfff4"/>
    </style:style>
    <style:style style:name="P18" style:family="paragraph" style:parent-style-name="Standard" style:list-style-name="L3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rsid="001d2fa0" officeooo:paragraph-rsid="001d2fa0"/>
    </style:style>
    <style:style style:name="P19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rsid="001d2fa0" officeooo:paragraph-rsid="001d2fa0"/>
    </style:style>
    <style:style style:name="P20" style:family="paragraph" style:parent-style-name="Standard" style:list-style-name="L4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rsid="001d2fa0" officeooo:paragraph-rsid="001d2fa0"/>
    </style:style>
    <style:style style:name="P21" style:family="paragraph" style:parent-style-name="Standard">
      <style:text-properties officeooo:rsid="001ef541" officeooo:paragraph-rsid="001ef541"/>
    </style:style>
    <style:style style:name="P22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rsid="001ef541" officeooo:paragraph-rsid="001f148e"/>
    </style:style>
    <style:style style:name="P23" style:family="paragraph" style:parent-style-name="Standard" style:list-style-name="L6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rsid="001f148e" officeooo:paragraph-rsid="001f148e"/>
    </style:style>
    <style:style style:name="P24" style:family="paragraph" style:parent-style-name="Standard" style:list-style-name="L6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rsid="0021cde5" officeooo:paragraph-rsid="0021cde5"/>
    </style:style>
    <style:style style:name="T1" style:family="text">
      <style:text-properties officeooo:rsid="0017fb1e"/>
    </style:style>
    <style:style style:name="T2" style:family="text">
      <style:text-properties officeooo:rsid="0018e8bc"/>
    </style:style>
    <style:style style:name="T3" style:family="text">
      <style:text-properties officeooo:rsid="001a5166"/>
    </style:style>
    <style:style style:name="T4" style:family="text">
      <style:text-properties officeooo:rsid="001b5d52"/>
    </style:style>
    <style:style style:name="T5" style:family="text">
      <style:text-properties officeooo:rsid="001b8f6b"/>
    </style:style>
    <style:style style:name="T6" style:family="text">
      <style:text-properties officeooo:rsid="001cfff4"/>
    </style:style>
    <style:style style:name="T7" style:family="text">
      <style:text-properties officeooo:rsid="001d2fa0"/>
    </style:style>
    <style:style style:name="T8" style:family="text">
      <style:text-properties officeooo:rsid="001ef541"/>
    </style:style>
    <style:style style:name="T9" style:family="text">
      <style:text-properties officeooo:rsid="001f148e"/>
    </style:style>
    <style:style style:name="T10" style:family="text">
      <style:text-properties officeooo:rsid="001fe847"/>
    </style:style>
    <style:style style:name="T11" style:family="text">
      <style:text-properties officeooo:rsid="0021cd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IA</text:p>
      <text:p text:style-name="Subtitle">Techniques d’Intelligence Artificielle</text:p>
      <text:p text:style-name="P2"/>
      <text:h text:style-name="Heading_20_1" text:outline-level="1">I. Préface</text:h>
      <text:p text:style-name="P3">1/ Les systèmes intelligents (en quelques exemples)<text:tab/><text:span text:style-name="T1">pp.5-23</text:span></text:p>
      <text:p text:style-name="P5">⇒ A partir de quand un système est « intelligent » ?</text:p>
      <text:list xml:id="list2121472485" text:style-name="L1">
        <text:list-item>
          <text:p text:style-name="P4">Système autonome (Tesla)<text:tab/>p.6</text:p>
        </text:list-item>
        <text:list-item>
          <text:p text:style-name="P4">Deep learning (Alpha Go)<text:tab/>p.7</text:p>
        </text:list-item>
        <text:list-item>
          <text:p text:style-name="P4">Traitement du langage naturel (Watson)<text:tab/>p.8</text:p>
        </text:list-item>
        <text:list-item>
          <text:p text:style-name="P4">High performance computing (Watson)<text:tab/>p.8</text:p>
        </text:list-item>
        <text:list-item>
          <text:p text:style-name="P4">Réseau de neurone (Google image)<text:tab/>p.11</text:p>
        </text:list-item>
        <text:list-item>
          <text:p text:style-name="P4">Les chatbots<text:tab/>pp.12-22</text:p>
          <text:list>
            <text:list-item>
              <text:p text:style-name="P4">Le test de Turing<text:tab/>p.23</text:p>
            </text:list-item>
          </text:list>
        </text:list-item>
      </text:list>
      <text:p text:style-name="P3"/>
      <text:p text:style-name="P3">2/ <text:span text:style-name="T2">Continuum d’expertise<text:tab/>pp.24-</text:span><text:span text:style-name="T6">49</text:span></text:p>
      <text:p text:style-name="P7"><text:span text:style-name="T2">⇒ Définition de « l’intelligence artificielle » : </text:span></text:p>
      <text:list xml:id="list345646194" text:style-name="L2">
        <text:list-item>
          <text:p text:style-name="P6">Cadre général<text:tab/>pp.25-<text:span text:style-name="T6">26</text:span></text:p>
          <text:list>
            <text:list-item>
              <text:p text:style-name="P6">Définition de Minsky<text:tab/>pp.25</text:p>
            </text:list-item>
            <text:list-item>
              <text:p text:style-name="P6">Définition de Wikipedia<text:tab/>pp.25</text:p>
            </text:list-item>
            <text:list-item>
              <text:p text:style-name="P6">Continuum d’expertise<text:tab/>pp.26-<text:span text:style-name="T6">49</text:span><text:line-break/>→ Trois niveaux d’expertise → d’intelligence</text:p>
              <text:list>
                <text:list-item>
                  <text:p text:style-name="P6">Système classique de gestion<text:tab/>p.27</text:p>
                </text:list-item>
                <text:list-item>
                  <text:p text:style-name="P6">Système d’aide à la décision<text:tab/>pp.28-38</text:p>
                  <text:list>
                    <text:list-item>
                      <text:p text:style-name="P6">Définition<text:tab/>p.29</text:p>
                    </text:list-item>
                    <text:list-item>
                      <text:p text:style-name="P11">Les technologies d’information<text:tab/>p.30</text:p>
                    </text:list-item>
                    <text:list-item>
                      <text:p text:style-name="P11">Les exigences<text:tab/>p.31</text:p>
                    </text:list-item>
                    <text:list-item>
                      <text:p text:style-name="P11">Le processus de décision (Herbert Simon)<text:tab/>pp.32-35<text:line-break/>→ Quand un processus est-il automatisable ?</text:p>
                      <text:list>
                        <text:list-item>
                          <text:p text:style-name="P8"><text:span text:style-name="T3">Processus bien structuré<text:tab/>p.33</text:span></text:p>
                        </text:list-item>
                        <text:list-item>
                          <text:p text:style-name="P11">Processus mal/pas structuré<text:tab/>p.34</text:p>
                        </text:list-item>
                        <text:list-item>
                          <text:p text:style-name="P11">Processus semi-structuré<text:tab/>p.35</text:p>
                        </text:list-item>
                      </text:list>
                    </text:list-item>
                    <text:list-item>
                      <text:p text:style-name="P11">Exemple de système d’aide à la décision<text:tab/>pp.36-38</text:p>
                      <text:list>
                        <text:list-item>
                          <text:p text:style-name="P11">Les données<text:tab/>p.36</text:p>
                        </text:list-item>
                        <text:list-item>
                          <text:p text:style-name="P11">Les solutions<text:tab/>p.37</text:p>
                        </text:list-item>
                        <text:list-item>
                          <text:p text:style-name="P11">Le système<text:tab/>p.38</text:p>
                        </text:list-item>
                      </text:list>
                    </text:list-item>
                  </text:list>
                </text:list-item>
                <text:list-item>
                  <text:p text:style-name="P6">Système expert<text:tab/><text:span text:style-name="T4">pp.39-</text:span><text:span text:style-name="T5">44</text:span></text:p>
                  <text:list>
                    <text:list-item>
                      <text:p text:style-name="P12">Caractéristiques<text:tab/>p.40</text:p>
                    </text:list-item>
                    <text:list-item>
                      <text:p text:style-name="P12">Définition<text:tab/>pp.41-44</text:p>
                      <text:list>
                        <text:list-item>
                          <text:p text:style-name="P12">Résolution des problèmes<text:tab/>p.42</text:p>
                        </text:list-item>
                        <text:list-item>
                          <text:p text:style-name="P12">Acquisition des connaissances<text:tab/>p.43</text:p>
                        </text:list-item>
                        <text:list-item>
                          <text:p text:style-name="P12">Explication du raisonnement<text:tab/>p.44</text:p>
                        </text:list-item>
                      </text:list>
                    </text:list-item>
                  </text:list>
                </text:list-item>
                <text:list-item>
                  <text:p text:style-name="P12">Système d’apprentissage automatique<text:tab/>pp.45-<text:span text:style-name="T5">49</text:span><text:line-break/>→<text:span text:style-name="T5"> Processus en deux phases : Heuristique &amp; Apprentissage<text:tab/>p.46</text:span></text:p>
                  <text:list>
                    <text:list-item>
                      <text:p text:style-name="P13">Exemple : Reconnaissance de texte<text:tab/>p.47</text:p>
                      <text:list>
                        <text:list-item>
                          <text:p text:style-name="P13"><text:soft-page-break/>Heuristiques</text:p>
                          <text:list>
                            <text:list-item>
                              <text:p text:style-name="P13">Codage de Freeman</text:p>
                            </text:list-item>
                            <text:list-item>
                              <text:p text:style-name="P13">Distance de Levenshtein</text:p>
                            </text:list-item>
                          </text:list>
                        </text:list-item>
                        <text:list-item>
                          <text:p text:style-name="P13">Apprentissage</text:p>
                          <text:list>
                            <text:list-item>
                              <text:p text:style-name="P13">Réseau de neuron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Les phases de l’apprentissage automatique<text:tab/>pp.48-49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">Intelligence Artificielle VS Machine learning<text:tab/>p.50</text:p>
          <text:list>
            <text:list-item>
              <text:p text:style-name="P13">Concept de « Intelligence artificielle »<text:tab/>p.50</text:p>
            </text:list-item>
            <text:list-item>
              <text:p text:style-name="P13">Concept de « Apprentissage automatique »<text:tab/>p.50</text:p>
            </text:list-item>
            <text:list-item>
              <text:p text:style-name="P13">Concept de « Apprentissage profond »<text:tab/>p.50</text:p>
            </text:list-item>
          </text:list>
        </text:list-item>
      </text:list>
      <text:p text:style-name="P14"/>
      <text:p text:style-name="P16">3/ Contexte<text:tab/><text:span text:style-name="T7">pp.52-84</text:span><text:line-break/>⇒ Divers aspects contextuels autour de l’intelligence artificielle</text:p>
      <text:list xml:id="list3331158216" text:style-name="L3">
        <text:list-item>
          <text:p text:style-name="P17">L’actualité (en 2020, et autour)<text:tab/><text:span text:style-name="T7">pp.53-56</text:span></text:p>
        </text:list-item>
        <text:list-item>
          <text:p text:style-name="P18">Observations (sur l’actualité)<text:tab/>p.57</text:p>
        </text:list-item>
        <text:list-item>
          <text:p text:style-name="P18">Contexte historique<text:tab/>pp.58-60</text:p>
        </text:list-item>
        <text:list-item>
          <text:p text:style-name="P18">Questions autour de l’IA<text:tab/>pp.61-62</text:p>
        </text:list-item>
        <text:list-item>
          <text:p text:style-name="P18">Contexte théorique<text:tab/>pp.63-84</text:p>
          <text:list>
            <text:list-item>
              <text:p text:style-name="P18">Problème de la non-calculabilité</text:p>
            </text:list-item>
            <text:list-item>
              <text:p text:style-name="P18">Problème de la complexité</text:p>
            </text:list-item>
          </text:list>
        </text:list-item>
      </text:list>
      <text:p text:style-name="P19"/>
      <text:p text:style-name="P19">4/ Le cours de Techniques d’Intelligence Artificielle<text:tab/>pp.85-</text:p>
      <text:list xml:id="list4142129032" text:style-name="L4">
        <text:list-item>
          <text:p text:style-name="P20">Objectifs du cours<text:tab/>p.86</text:p>
        </text:list-item>
        <text:list-item>
          <text:p text:style-name="P20">Le projet<text:tab/>pp.87-90</text:p>
        </text:list-item>
      </text:list>
      <text:p text:style-name="P19"/>
      <text:h text:style-name="P1" text:outline-level="1">II. Premiers pas</text:h>
      <text:p text:style-name="P22">1/ Les prédictions<text:tab/><text:span text:style-name="T9">pp.94-</text:span><text:line-break/>⇒ Au départ d’un jeu de données connus (= « après un apprentissage »), comment prédire la valeur d’une nouvelle entrée ?</text:p>
      <text:list xml:id="list3172431183" text:style-name="L6">
        <text:list-item>
          <text:p text:style-name="P9"><text:span text:style-name="T8">La régression linaire<text:tab/></text:span><text:span text:style-name="T9">pp.95-106</text:span></text:p>
          <text:list>
            <text:list-item>
              <text:p text:style-name="P23">La régression linaire « simple » / « naïve »<text:tab/>pp.95-104<text:line-break/>→ Répartition des données sur une droite</text:p>
              <text:list>
                <text:list-item>
                  <text:p text:style-name="P23">Exemple : Le taux de change<text:tab/>pp.95-98</text:p>
                </text:list-item>
                <text:list-item>
                  <text:p text:style-name="P23">Premières conclusions<text:tab/>p.99</text:p>
                </text:list-item>
                <text:list-item>
                  <text:p text:style-name="P23">Histoire : Francis Galton<text:tab/>p.100</text:p>
                </text:list-item>
                <text:list-item>
                  <text:p text:style-name="P23">Exemple : La réussite aux examens<text:tab/>pp.102-103</text:p>
                </text:list-item>
                <text:list-item>
                  <text:p text:style-name="P23">Autres exemples<text:tab/>p.101</text:p>
                </text:list-item>
                <text:list-item>
                  <text:p text:style-name="P23">Limitations / Problèmes<text:tab/>p.104</text:p>
                </text:list-item>
              </text:list>
            </text:list-item>
            <text:list-item>
              <text:p text:style-name="P23">La méthode des moindres carrés<text:tab/>pp.105-106<text:line-break/>→ Répartition des données autour d’une droite</text:p>
            </text:list-item>
          </text:list>
        </text:list-item>
        <text:list-item>
          <text:p text:style-name="P9"><text:span text:style-name="T8">La régression polynomiale<text:tab/></text:span><text:span text:style-name="T10">pp.107-</text:span><text:span text:style-name="T11">108</text:span><text:span text:style-name="T10"><text:line-break/>→ Répartition des données autour d’une courbe</text:span></text:p>
        </text:list-item>
        <text:list-item>
          <text:p text:style-name="P9"><text:span text:style-name="T8">La régression </text:span><text:span text:style-name="T10">logistique<text:tab/></text:span><text:span text:style-name="T11">pp.109-110<text:line-break/>→ Prédiction à partir de plusieurs variables</text:span></text:p>
          <text:list>
            <text:list-item>
              <text:p text:style-name="P24">Méthode 1 : Prédiction de n variables</text:p>
            </text:list-item>
            <text:list-item>
              <text:p text:style-name="P24">Méthode 2 : Prédiciton de classes (d’équivalences)</text:p>
            </text:list-item>
          </text:list>
        </text:list-item>
        <text:list-item>
          <text:p text:style-name="P9"><text:span text:style-name="T8">Le réseau de neurone</text:span><text:span text:style-name="T9">s<text:tab/></text:span><text:span text:style-name="T11">pp.111-116</text:span></text:p>
          <text:list>
            <text:list-item>
              <text:p text:style-name="P24">Idée maîtresse<text:tab/>p.111</text:p>
            </text:list-item>
            <text:list-item>
              <text:p text:style-name="P24">Exemple : Reconnaissance d’image<text:tab/>pp.112-115</text:p>
            </text:list-item>
            <text:list-item>
              <text:p text:style-name="P24">Remarques<text:tab/>p.116</text:p>
            </text:list-item>
          </text:list>
        </text:list-item>
      </text:list>
      <text:p text:style-name="P10"/>
      <text:p text:style-name="P10"><text:span text:style-name="T8">2/ Recommandations</text:span></text:p>
      <text:p text:style-name="P10"/>
      <text:p text:style-name="P10"><text:span text:style-name="T8">3/ Raisonnement</text:span></text:p>
      <text:p text:style-name="P10"/>
      <text:p text:style-name="P10"><text:span text:style-name="T8">4/ Conclusions</text:span></text:p>
      <text:p text:style-name="P10"/>
      <text:p text:style-name="P10"><text:span text:style-name="T8">5/ Exercices</text:span></text:p>
      <text:p text:style-name="P10"/>
      <text:p text:style-name="P10"><text:span text:style-name="T8">6/ Le projet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21"/>
      <text:p text:style-name="P21"/>
      <text:p text:style-name="P2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" text:outline-level="1">III. Programmation logique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" text:outline-level="1">IV. Systèmes experts</text:h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9-21T11:00:19.155788070</meta:creation-date>
    <dc:date>2020-09-21T14:35:09.886732853</dc:date>
    <meta:editing-duration>PT41M9S</meta:editing-duration>
    <meta:editing-cycles>6</meta:editing-cycles>
    <meta:generator>LibreOffice/6.4.3.2$MacOSX_X86_64 LibreOffice_project/747b5d0ebf89f41c860ec2a39efd7cb15b54f2d8</meta:generator>
    <meta:document-statistic meta:table-count="0" meta:image-count="0" meta:object-count="0" meta:page-count="6" meta:paragraph-count="86" meta:word-count="521" meta:character-count="3163" meta:non-whitespace-character-count="2795"/>
  </office:meta>
</office:document-meta>
</file>